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866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Default" office:value-type="string" calcext:value-type="string">
            <text:p>Terme</text:p>
          </table:table-cell>
          <table:table-cell table:style-name="Default" office:value-type="string" calcext:value-type="string">
            <text:p>Synonyme</text:p>
          </table:table-cell>
          <table:table-cell table:style-name="Default" office:value-type="string" calcext:value-type="string">
            <text:p>PatternRank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ladie de Parkinson</text:p>
          </table:table-cell>
          <table:table-cell office:value-type="string" calcext:value-type="string">
            <text:p>paralysie agitante (tremblante), bradykinésie, signes (symptomes) non moteurs, <text:span text:style-name="T2">shaking palsy</text:span></text:p>
          </table:table-cell>
          <table:table-cell office:value-type="string" calcext:value-type="string">
            <text:p>0.7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axie locomotrice progressive</text:p>
          </table:table-cell>
          <table:table-cell office:value-type="string" calcext:value-type="string">
            <text:p>tabes dorsal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bes dorsalis spasmodique</text:p>
          </table:table-cell>
          <table:table-cell office:value-type="string" calcext:value-type="string">
            <text:p><text:span text:style-name="T1">paralysie d'Erb-Charcot, </text:span>myélopathie syphilitiq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hropathie tabétique</text:p>
          </table:table-cell>
          <table:table-cell office:value-type="string" calcext:value-type="string">
            <text:p><text:span text:style-name="T1">joint de Charcot</text:span> (avec tabes dorsalis), neurosyphil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thropathie de Charcot</text:p>
          </table:table-cell>
          <table:table-cell office:value-type="string" calcext:value-type="string">
            <text:p>pied de Charcot diabétique, arthropathie dégénérative progressive, diabetes mellit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nus</text:p>
          </table:table-cell>
          <table:table-cell office:value-type="string" calcext:value-type="string">
            <text:p>trépidation épileptoïde du p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mblement</text:p>
          </table:table-cell>
          <table:table-cell office:value-type="string" calcext:value-type="string">
            <text:p>tremblement intentionnel (mouvement ciblé), maladies dégénératives, conditions cliniques, intoxication, hystérie, traitement par anticholinergiqu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lérose latérale amyotrophique</text:p>
          </table:table-cell>
          <table:table-cell office:value-type="string" calcext:value-type="string">
            <text:p>maladie de Charcot / Lou Gehri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lbe rachidien</text:p>
          </table:table-cell>
          <table:table-cell office:value-type="string" calcext:value-type="string">
            <text:p>moëlle allongé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tématisation de l’organisation de la moëlle épinière</text:p>
          </table:table-cell>
          <table:table-cell office:value-type="string" calcext:value-type="string">
            <text:p>agencement des structures spin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alisations cérébrales</text:p>
          </table:table-cell>
          <table:table-cell office:value-type="string" calcext:value-type="string">
            <text:p>organisation spatiale des fonctions cérébr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hasie</text:p>
          </table:table-cell>
          <table:table-cell office:value-type="string" calcext:value-type="string">
            <text:p>diagramme de la cloche, trouble du langa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ées fixes, maladie des tics convulsifs</text:p>
          </table:table-cell>
          <table:table-cell office:value-type="string" calcext:value-type="string">
            <text:p><text:span text:style-name="T1">obsession, </text:span>maladie de Gilles de la Touret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orées</text:p>
          </table:table-cell>
          <table:table-cell office:value-type="string" calcext:value-type="string">
            <text:p>mouvements involontair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hétose</text:p>
          </table:table-cell>
          <table:table-cell office:value-type="string" calcext:value-type="string">
            <text:p>mouvements involontair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tasie-abasie</text:p>
          </table:table-cell>
          <table:table-cell office:value-type="string" calcext:value-type="string">
            <text:p>incapacité d’être debout / de marc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ladie Charcot-Marie-Tooth</text:p>
          </table:table-cell>
          <table:table-cell office:value-type="string" calcext:value-type="string">
            <text:p>atrophie musculaire progressive (familiale, amyotrophie de Charcot-Marie-Tooth), neuropathie périphérique sensorimotrice héréditai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stérie</text:p>
          </table:table-cell>
          <table:table-cell office:value-type="string" calcext:value-type="string">
            <text:p>névrose, lésion dynamique des circuits cérébrau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épilepsie</text:p>
          </table:table-cell>
          <table:table-cell office:value-type="string" calcext:value-type="string">
            <text:p>attaques convulsiv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ose</text:p>
          </table:table-cell>
          <table:table-cell office:value-type="string" calcext:value-type="string">
            <text:p>état de sommeil ou de tran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éthode anatomo-clinique</text:p>
          </table:table-cell>
          <table:table-cell office:value-type="string" calcext:value-type="string">
            <text:p>dimension histologique de l’anatomie macroscopiq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ndrome de Charcot-Féré</text:p>
          </table:table-cell>
          <table:table-cell office:value-type="string" calcext:value-type="string">
            <text:p>migraine ophtalmoplégique, scotome scintillant accompagné de modifications de la motricité oculai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évrismes développés sur des artérioles intracérébrales</text:p>
          </table:table-cell>
          <table:table-cell office:value-type="string" calcext:value-type="string">
            <text:p><text:span text:style-name="T1">anévrismes de Charcot et Bouchard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lérose en plaques disséminées</text:p>
          </table:table-cell>
          <table:table-cell office:value-type="string" calcext:value-type="string">
            <text:p>sclérose multiple (sclérose multiloculaire), tremblement, nystagmus, embarras paro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hyméningite cervicale hypertrophique idiopathique</text:p>
          </table:table-cell>
          <table:table-cell office:value-type="string" calcext:value-type="string">
            <text:p><text:span text:style-name="T1">syndrome de Charcot-Joffroy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1">coupes coronales du cerveau</text:span></text:p>
          </table:table-cell>
          <table:table-cell office:value-type="string" calcext:value-type="string">
            <text:p>coupes de Charc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ndrome Charcot-Wilbrand</text:p>
          </table:table-cell>
          <table:table-cell office:value-type="string" calcext:value-type="string">
            <text:p>thrombose de l'artère cérébrale postérieure, perte de l'imagerie visuelle, cessation des rêv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gue-poriomanie</text:p>
          </table:table-cell>
          <table:table-cell office:value-type="string" calcext:value-type="string">
            <text:p><text:span text:style-name="T1">état de mal épileptique non convulsif, </text:span><text:span text:style-name="T3">non-convulsive status epilepticus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éomorphisme cutané</text:p>
          </table:table-cell>
          <table:table-cell office:value-type="string" calcext:value-type="string">
            <text:p><text:span text:style-name="T1">gérodermie de Souques-Charcot, progéria, syndrome d’Hutchinson-Gilford, peau lâche, brillante et sèche (</text:span><text:span text:style-name="T3">glossy skin</text:span><text:span text:style-name="T4">), atrophie sous-cutanée, habitus eunuque, déficience intellectuelle, amaigrissement, calvitie, peau ridée</text:span>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judmila Petkovic</meta:initial-creator>
    <meta:creation-date>2025-08-07T16:31:59.219071735</meta:creation-date>
    <dc:date>2025-08-08T18:22:25.231537367</dc:date>
    <dc:creator>Ljudmila Petkovic</dc:creator>
    <meta:editing-duration>P1DT54M59S</meta:editing-duration>
    <meta:editing-cycles>55</meta:editing-cycles>
    <meta:generator>LibreOffice/24.8.4.2$MacOSX_AARCH64 LibreOffice_project/bb3cfa12c7b1bf994ecc5649a80400d06cd71002</meta:generator>
    <meta:document-statistic meta:table-count="1" meta:cell-count="62" meta:object-count="0"/>
  </office:meta>
</office:document-meta>
</file>